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 cap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.059 -0.405 0.358 -0.077 0.712 -0.698 0.026</text:p>
          </table:table-cell>
          <table:table-cell office:value-type="string" calcext:value-type="string">
            <text:p>0.067 -0.414 0.453 -0.077 0.712 -0.698 0.026</text:p>
          </table:table-cell>
          <table:table-cell table:number-columns-repeated="3"/>
          <table:table-cell office:value-type="string" calcext:value-type="string">
            <text:p>0.060 -0.407 0.356 -0.084 0.709 -0.700 0.019</text:p>
          </table:table-cell>
          <table:table-cell office:value-type="string" calcext:value-type="string">
            <text:p>0.070 -0.415 0.450 -0.084 0.709 -0.700 0.019</text:p>
          </table:table-cell>
          <table:table-cell table:number-columns-repeated="3"/>
          <table:table-cell office:value-type="string" calcext:value-type="string">
            <text:p>0.070 -0.37 0.450 -0.000 -0.707 0.707 0.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.050 -0.416 0.355 0.063 0.706 -0.695 -0.117</text:p>
          </table:table-cell>
          <table:table-cell office:value-type="string" calcext:value-type="string">
            <text:p>0.055 -0.426 0.449 0.063 0.706 -0.695 -0.1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-0.016 -0.413 0.396 0.190 -0.670 0.707 -0.124</text:p>
          </table:table-cell>
          <table:table-cell office:value-type="string" calcext:value-type="string">
            <text:p>-0.005 -0.413 0.491 0.190 -0.670 0.707 -0.12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0.031 -0.412 0.369 0.000 0.000 0.000 1.000</text:p>
          </table:table-cell>
          <table:table-cell office:value-type="string" calcext:value-type="string">
            <text:p>0.040 -0.418 0.464 0.000 0.000 0.000 1.000</text:p>
          </table:table-cell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target pose</text:p>
          </table:table-cell>
          <table:table-cell office:value-type="string" calcext:value-type="string">
            <text:p>reached po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000 0.130 0.350 -0.000 -0.707 0.707 0.000</text:p>
          </table:table-cell>
          <table:table-cell office:value-type="string" calcext:value-type="string">
            <text:p>0.008 0.130 0.354 -0.029 0.693 -0.721 0.017</text:p>
          </table:table-cell>
          <table:table-cell table:number-columns-repeated="3"/>
          <table:table-cell office:value-type="string" calcext:value-type="string">
            <text:p>0.000 0.130 0.350 -0.000 -0.707 0.707 0.000</text:p>
          </table:table-cell>
          <table:table-cell office:value-type="string" calcext:value-type="string">
            <text:p>0.008 0.130 0.355 -0.023 0.692 -0.721 0.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94 0.112 0.350 -0.135 -0.694 0.694 0.135</text:p>
          </table:table-cell>
          <table:table-cell table:number-columns-repeated="4"/>
          <table:table-cell office:value-type="string" calcext:value-type="string">
            <text:p>0.094 0.112 0.350 -0.135 -0.694 0.694 0.135</text:p>
          </table:table-cell>
          <table:table-cell office:value-type="string" calcext:value-type="string">
            <text:p>0.100 0.109 0.357 -0.119 -0.677 0.716 0.11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-0.094 0.112 0.350 0.135 -0.694 0.694 -0.135</text:p>
          </table:table-cell>
          <table:table-cell office:value-type="string" calcext:value-type="string">
            <text:p>-0.097 0.110 0.355 -0.124 0.681 -0.709 0.1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0.040 -0.368 0.464 -0.000 -0.707 0.707 0.000</text:p>
          </table:table-cell>
          <table:table-cell office:value-type="string" calcext:value-type="string">
            <text:p>0.036 -0.371 0.461 -0.003 -0.706 0.708 0.006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0.105 -0.413 0.322 -0.057 0.736 -0.668 0.099</text:p>
          </table:table-cell>
          <table:table-cell office:value-type="string" calcext:value-type="string">
            <text:p>0.103 -0.431 0.416 -0.057 0.736 -0.668 0.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91 -0.428 0.333 0.083 0.726 -0.682 -0.039</text:p>
          </table:table-cell>
          <table:table-cell office:value-type="string" calcext:value-type="string">
            <text:p>0.084 -0.441 0.427 0.083 0.726 -0.682 -0.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72 -0.392 0.279 -0.175 0.718 -0.642 0.203</text:p>
          </table:table-cell>
          <table:table-cell office:value-type="string" calcext:value-type="string">
            <text:p>0.075 -0.410 0.373 -0.175 0.718 -0.642 0.203</text:p>
          </table:table-cell>
          <table:table-cell table:number-columns-repeated="3"/>
          <table:table-cell office:value-type="string" calcext:value-type="string">
            <text:p>0.075 -0.370 0.373 0.000 -0.707 0.707 0.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.090 -0.411 0.311 0.000 0.000 0.000 1.000</text:p>
          </table:table-cell>
          <table:table-cell office:value-type="string" calcext:value-type="string">
            <text:p>0.087 -0.427 0.405 0.000 0.000 0.000 1.000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0.000 0.130 0.350 -0.000 -0.707 0.707 0.000</text:p>
          </table:table-cell>
          <table:table-cell office:value-type="string" calcext:value-type="string">
            <text:p>0.007 0.131 0.353 -0.028 0.693 -0.721 0.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94 0.112 0.350 -0.135 -0.694 0.694 0.135</text:p>
          </table:table-cell>
          <table:table-cell office:value-type="string" calcext:value-type="string">
            <text:p>0.100 0.109 0.357 -0.124 -0.678 0.715 0.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.094 0.112 0.350 0.135 -0.694 0.694 -0.135</text:p>
          </table:table-cell>
          <table:table-cell office:value-type="string" calcext:value-type="string">
            <text:p>-0.093 0.113 0.347 -0.134 0.697 -0.691 0.1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3:32:17.083727628</meta:creation-date>
    <dc:date>2016-05-03T13:49:09.255879330</dc:date>
    <meta:editing-duration>PT1M32S</meta:editing-duration>
    <meta:editing-cycles>1</meta:editing-cycles>
    <meta:document-statistic meta:table-count="2" meta:cell-count="41" meta:object-count="0"/>
    <meta:generator>LibreOffice/4.2.8.2$Linux_X86_64 LibreOffice_project/420m0$Build-2</meta:generator>
  </office:meta>
</office:document-meta>
</file>